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股票交易类StockData共包含以下几个方法：</text:p>
      <text:p text:style-name="Standard"/>
      <text:p text:style-name="Standard"/>
      <text:p text:style-name="Standard">[b](1)__init__(code=None, pandas=True, inter=True)[/b]</text:p>
      <text:p text:style-name="Standard">继承自基础类的初始化方法增加了一个表示股票代码的参数code，创建股票交易类的对象时您需要将欲获取数据的股票代码赋值于code</text:p>
      <text:p text:style-name="Standard"/>
      <text:p text:style-name="Standard">示例：</text:p>
      <text:p text:style-name="Standard">[i]import gugu as gg[/i]</text:p>
      <text:p text:style-name="Standard">[i]obj = gg.StockData(code='600000')[/i] <text:s text:c="2"/># 以'600000'创建股票交易对象，获取'浦发银行'交易数据</text:p>
      <text:p text:style-name="Standard"/>
      <text:p text:style-name="Standard"/>
      <text:p text:style-name="Standard">[b](2)history(start='', end='', ktype='D', autype='qfq', index=False, retry=3, pause=0.001)[/b]</text:p>
      <text:p text:style-name="Standard">获取股票交易历史数据</text:p>
      <text:p text:style-name="Standard"/>
      <text:p text:style-name="Standard">参数：</text:p>
      <text:p text:style-name="Standard">start:string</text:p>
      <text:p text:style-name="Standard"><text:s text:c="3"/>开始日期 format：YYYY-MM-DD 为空时取上市首日</text:p>
      <text:p text:style-name="Standard">end:string</text:p>
      <text:p text:style-name="Standard"><text:s text:c="3"/>结束日期 format：YYYY-MM-DD 为空时取最近一个交易日</text:p>
      <text:p text:style-name="Standard">autype:string</text:p>
      <text:p text:style-name="Standard"><text:s text:c="3"/>复权类型，qfq-前复权 hfq-后复权 None-不复权，默认为qfq</text:p>
      <text:p text:style-name="Standard">ktype：string</text:p>
      <text:p text:style-name="Standard"><text:s text:c="3"/>数据类型，D=日k线 W=周 M=月 5=5分钟 15=15分钟 30=30分钟 60=60分钟，默认为D</text:p>
      <text:p text:style-name="Standard">retry: int, 默认 3</text:p>
      <text:p text:style-name="Standard"><text:s text:c="3"/>如遇网络等问题重复执行的次数 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date':, 'open':, ...}, ...]</text:p>
      <text:p text:style-name="Standard"><text:s text:c="3"/>date 交易日期</text:p>
      <text:p text:style-name="Standard"><text:s text:c="3"/>open 开盘价</text:p>
      <text:p text:style-name="Standard"><text:s text:c="3"/>high <text:s/>最高价</text:p>
      <text:p text:style-name="Standard"><text:s text:c="3"/>close 收盘价</text:p>
      <text:p text:style-name="Standard"><text:s text:c="3"/>low 最低价</text:p>
      <text:p text:style-name="Standard"><text:s text:c="3"/>volume 成交量</text:p>
      <text:p text:style-name="Standard"><text:s text:c="3"/>code 股票代码</text:p>
      <text:p text:style-name="Standard"/>
      <text:p text:style-name="Standard">示例：</text:p>
      <text:p text:style-name="Standard">[i]import gugu as gg[/i]</text:p>
      <text:p text:style-name="Standard">[i]obj = gg.StockData(code='600000')[/i] <text:s text:c="2"/># 创建股票交易对象</text:p>
      <text:p text:style-name="Standard">[i]data = gg.history()[/i] <text:s text:c="2"/># 获取浦发银行(600000)历史交易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11"/>date <text:s text:c="3"/>open <text:s text:c="2"/>close <text:s text:c="3"/>high <text:s text:c="4"/>low <text:s text:c="3"/>volume <text:s text:c="3"/>code</text:p>
      <text:p text:style-name="Standard">0 <text:s text:c="3"/>2016-07-18 <text:s/>11.823 <text:s/>11.853 <text:s/>11.958 <text:s/>11.770 <text:s/>277669.0 <text:s/>600000</text:p>
      <text:p text:style-name="Standard">1 <text:s text:c="3"/>2016-07-19 <text:s/>11.853 <text:s/>11.823 <text:s/>11.875 <text:s/>11.763 <text:s/>171798.0 <text:s/>600000</text:p>
      <text:p text:style-name="Standard">2 <text:s text:c="3"/>2016-07-20 <text:s/>11.800 <text:s/>11.838 <text:s/>11.845 <text:s/>11.748 <text:s/>148665.0 <text:s/>600000</text:p>
      <text:p text:style-name="Standard">3 <text:s text:c="3"/>2016-07-21 <text:s/>11.830 <text:s/>11.898 <text:s/>11.928 <text:s/>11.800 <text:s/>220204.0 <text:s/>600000</text:p>
      <text:p text:style-name="Standard">4 <text:s text:c="3"/>2016-07-22 <text:s/>11.883 <text:s/>11.748 <text:s/>11.890 <text:s/>11.710 <text:s/>167117.0 <text:s/>600000</text:p>
      <text:p text:style-name="Standard">5 <text:s text:c="3"/>2016-07-25 <text:s/>11.748 <text:s/>11.793 <text:s/>11.845 <text:s/>11.748 <text:s/>114419.0 <text:s/>600000</text:p>
      <text:p text:style-name="Standard"><text:soft-page-break/>6 <text:s text:c="3"/>2016-07-26 <text:s/>11.793 <text:s/>11.830 <text:s/>11.868 <text:s/>11.763 <text:s/>204623.0 <text:s/>600000</text:p>
      <text:p text:style-name="Standard">7 <text:s text:c="3"/>2016-07-27 <text:s/>11.823 <text:s/>11.928 <text:s/>11.935 <text:s/>11.612 <text:s/>406973.0 <text:s/>600000</text:p>
      <text:p text:style-name="Standard">8 <text:s text:c="3"/>2016-07-28 <text:s/>11.853 <text:s/>11.785 <text:s/>11.868 <text:s/>11.763 <text:s/>174513.0 <text:s/>600000</text:p>
      <text:p text:style-name="Standard">9 <text:s text:c="3"/>2016-07-29 <text:s/>11.763 <text:s/>11.800 <text:s/>11.808 <text:s/>11.733 <text:s/>143483.0 <text:s/>600000</text:p>
      <text:p text:style-name="Standard">10 <text:s text:c="2"/>2016-08-01 <text:s/>11.785 <text:s/>11.875 <text:s/>11.913 <text:s/>11.763 <text:s/>229099.0 <text:s/>600000</text:p>
      <text:p text:style-name="Standard">11 <text:s text:c="2"/>2016-08-02 <text:s/>11.868 <text:s/>11.838 <text:s/>11.913 <text:s/>11.785 <text:s/>108778.0 <text:s/>600000</text:p>
      <text:p text:style-name="Standard">12 <text:s text:c="2"/>2016-08-03 <text:s/>11.755 <text:s/>11.778 <text:s/>11.815 <text:s/>11.740 <text:s/>105839.0 <text:s/>600000</text:p>
      <text:p text:style-name="Standard">13 <text:s text:c="2"/>2016-08-04 <text:s/>11.793 <text:s/>11.718 <text:s/>11.793 <text:s/>11.642 <text:s/>156104.0 <text:s/>600000</text:p>
      <text:p text:style-name="Standard">14 <text:s text:c="2"/>2016-08-05 <text:s/>11.725 <text:s/>11.823 <text:s/>11.875 <text:s/>11.718 <text:s/>176485.0 <text:s/>600000</text:p>
      <text:p text:style-name="Standard">15 <text:s text:c="2"/>2016-08-08 <text:s/>11.845 <text:s/>11.830 <text:s/>11.845 <text:s/>11.770 <text:s/>131293.0 <text:s/>600000</text:p>
      <text:p text:style-name="Standard">16 <text:s text:c="2"/>2016-08-09 <text:s/>11.838 <text:s/>11.868 <text:s/>11.875 <text:s/>11.808 <text:s/>154808.0 <text:s/>600000</text:p>
      <text:p text:style-name="Standard">17 <text:s text:c="2"/>2016-08-10 <text:s/>11.875 <text:s/>11.898 <text:s/>11.913 <text:s/>11.823 <text:s/>184995.0 <text:s/>600000</text:p>
      <text:p text:style-name="Standard">18 <text:s text:c="2"/>2016-08-11 <text:s/>11.838 <text:s/>12.078 <text:s/>12.326 <text:s/>11.830 <text:s/>526894.0 <text:s/>600000</text:p>
      <text:p text:style-name="Standard">19 <text:s text:c="2"/>2016-08-12 <text:s/>12.116 <text:s/>12.296 <text:s/>12.319 <text:s/>12.026 <text:s/>469916.0 <text:s/>600000</text:p>
      <text:p text:style-name="Standard">20 <text:s text:c="2"/>2016-08-15 <text:s/>12.401 <text:s/>12.732 <text:s/>12.792 <text:s/>12.364 <text:s/>773338.0 <text:s/>600000</text:p>
      <text:p text:style-name="Standard">21 <text:s text:c="2"/>2016-08-16 <text:s/>12.732 <text:s/>12.552 <text:s/>12.770 <text:s/>12.529 <text:s/>493840.0 <text:s/>600000</text:p>
      <text:p text:style-name="Standard">22 <text:s text:c="2"/>2016-08-17 <text:s/>12.567 <text:s/>12.507 <text:s/>12.665 <text:s/>12.417 <text:s/>364465.0 <text:s/>600000</text:p>
      <text:p text:style-name="Standard">23 <text:s text:c="2"/>2016-08-18 <text:s/>12.439 <text:s/>12.356 <text:s/>12.604 <text:s/>12.289 <text:s/>371101.0 <text:s/>600000</text:p>
      <text:p text:style-name="Standard">24 <text:s text:c="2"/>2016-08-19 <text:s/>12.349 <text:s/>12.341 <text:s/>12.401 <text:s/>12.296 <text:s/>199273.0 <text:s/>600000</text:p>
      <text:p text:style-name="Standard">25 <text:s text:c="2"/>2016-08-22 <text:s/>12.341 <text:s/>12.334 <text:s/>12.379 <text:s/>12.259 <text:s/>197686.0 <text:s/>600000</text:p>
      <text:p text:style-name="Standard">26 <text:s text:c="2"/>2016-08-23 <text:s/>12.334 <text:s/>12.326 <text:s/>12.447 <text:s/>12.266 <text:s/>317543.0 <text:s/>600000</text:p>
      <text:p text:style-name="Standard">27 <text:s text:c="2"/>2016-08-24 <text:s/>12.334 <text:s/>12.319 <text:s/>12.409 <text:s/>12.281 <text:s/>170854.0 <text:s/>600000</text:p>
      <text:p text:style-name="Standard">28 <text:s text:c="2"/>2016-08-25 <text:s/>12.296 <text:s/>12.281 <text:s/>12.334 <text:s/>12.176 <text:s/>247499.0 <text:s/>600000</text:p>
      <text:p text:style-name="Standard">29 <text:s text:c="2"/>2016-08-26 <text:s/>12.296 <text:s/>12.281 <text:s/>12.326 <text:s/>12.244 <text:s/>146880.0 <text:s/>600000</text:p>
      <text:p text:style-name="Standard">.. <text:s text:c="9"/>... <text:s text:c="4"/>... <text:s text:c="4"/>... <text:s text:c="4"/>... <text:s text:c="4"/>... <text:s text:c="6"/>... <text:s text:c="4"/>...</text:p>
      <text:p text:style-name="Standard">611 <text:s/>2019-01-17 <text:s/>10.170 <text:s/>10.170 <text:s/>10.280 <text:s/>10.070 <text:s/>227660.0 <text:s/>600000</text:p>
      <text:p text:style-name="Standard">612 <text:s/>2019-01-18 <text:s/>10.290 <text:s/>10.430 <text:s/>10.440 <text:s/>10.220 <text:s/>290871.0 <text:s/>600000</text:p>
      <text:p text:style-name="Standard">613 <text:s/>2019-01-21 <text:s/>10.360 <text:s/>10.350 <text:s/>10.460 <text:s/>10.300 <text:s/>189477.0 <text:s/>600000</text:p>
      <text:p text:style-name="Standard">614 <text:s/>2019-01-22 <text:s/>10.380 <text:s/>10.250 <text:s/>10.380 <text:s/>10.230 <text:s/>162505.0 <text:s/>600000</text:p>
      <text:p text:style-name="Standard">615 <text:s/>2019-01-23 <text:s/>10.290 <text:s/>10.270 <text:s/>10.340 <text:s/>10.250 <text:s/>165203.0 <text:s/>600000</text:p>
      <text:p text:style-name="Standard">616 <text:s/>2019-01-24 <text:s/>10.340 <text:s/>10.380 <text:s/>10.390 <text:s/>10.270 <text:s/>150066.0 <text:s/>600000</text:p>
      <text:p text:style-name="Standard">617 <text:s/>2019-01-25 <text:s/>10.450 <text:s/>10.500 <text:s/>10.560 <text:s/>10.380 <text:s/>196965.0 <text:s/>600000</text:p>
      <text:p text:style-name="Standard">618 <text:s/>2019-01-28 <text:s/>10.530 <text:s/>10.420 <text:s/>10.660 <text:s/>10.390 <text:s/>217690.0 <text:s/>600000</text:p>
      <text:p text:style-name="Standard">619 <text:s/>2019-01-29 <text:s/>10.390 <text:s/>10.580 <text:s/>10.630 <text:s/>10.380 <text:s/>237680.0 <text:s/>600000</text:p>
      <text:p text:style-name="Standard">620 <text:s/>2019-01-30 <text:s/>10.590 <text:s/>10.500 <text:s/>10.640 <text:s/>10.470 <text:s/>160542.0 <text:s/>600000</text:p>
      <text:p text:style-name="Standard">621 <text:s/>2019-01-31 <text:s/>10.590 <text:s/>10.730 <text:s/>10.730 <text:s/>10.510 <text:s/>251310.0 <text:s/>600000</text:p>
      <text:p text:style-name="Standard">622 <text:s/>2019-02-01 <text:s/>10.820 <text:s/>10.770 <text:s/>10.820 <text:s/>10.620 <text:s/>191193.0 <text:s/>600000</text:p>
      <text:p text:style-name="Standard">623 <text:s/>2019-02-11 <text:s/>10.620 <text:s/>10.700 <text:s/>10.730 <text:s/>10.620 <text:s/>202165.0 <text:s/>600000</text:p>
      <text:p text:style-name="Standard">624 <text:s/>2019-02-12 <text:s/>10.710 <text:s/>10.720 <text:s/>10.730 <text:s/>10.630 <text:s/>167696.0 <text:s/>600000</text:p>
      <text:p text:style-name="Standard">625 <text:s/>2019-02-13 <text:s/>10.740 <text:s/>10.860 <text:s/>10.930 <text:s/>10.680 <text:s/>302486.0 <text:s/>600000</text:p>
      <text:p text:style-name="Standard">626 <text:s/>2019-02-14 <text:s/>10.850 <text:s/>10.820 <text:s/>10.910 <text:s/>10.800 <text:s/>198152.0 <text:s/>600000</text:p>
      <text:p text:style-name="Standard">627 <text:s/>2019-02-15 <text:s/>10.780 <text:s/>10.660 <text:s/>10.850 <text:s/>10.660 <text:s/>177587.0 <text:s/>600000</text:p>
      <text:p text:style-name="Standard">628 <text:s/>2019-02-18 <text:s/>10.750 <text:s/>10.840 <text:s/>10.870 <text:s/>10.700 <text:s/>201022.0 <text:s/>600000</text:p>
      <text:p text:style-name="Standard">629 <text:s/>2019-02-19 <text:s/>10.850 <text:s/>10.800 <text:s/>10.960 <text:s/>10.780 <text:s/>259527.0 <text:s/>600000</text:p>
      <text:p text:style-name="Standard">630 <text:s/>2019-02-20 <text:s/>10.920 <text:s/>10.830 <text:s/>10.920 <text:s/>10.810 <text:s/>222863.0 <text:s/>600000</text:p>
      <text:p text:style-name="Standard">631 <text:s/>2019-02-21 <text:s/>10.830 <text:s/>10.790 <text:s/>10.930 <text:s/>10.750 <text:s/>254023.0 <text:s/>600000</text:p>
      <text:p text:style-name="Standard">632 <text:s/>2019-02-22 <text:s/>10.760 <text:s/>11.010 <text:s/>11.010 <text:s/>10.760 <text:s/>259074.0 <text:s/>600000</text:p>
      <text:p text:style-name="Standard">633 <text:s/>2019-02-25 <text:s/>11.030 <text:s/>11.920 <text:s/>11.950 <text:s/>11.030 <text:s/>937122.0 <text:s/>600000</text:p>
      <text:p text:style-name="Standard">634 <text:s/>2019-02-26 <text:s/>11.910 <text:s/>11.650 <text:s/>12.150 <text:s/>11.600 <text:s/>836432.0 <text:s/>600000</text:p>
      <text:p text:style-name="Standard">635 <text:s/>2019-02-27 <text:s/>11.710 <text:s/>11.830 <text:s/>12.070 <text:s/>11.670 <text:s/>712016.0 <text:s/>600000</text:p>
      <text:p text:style-name="Standard">636 <text:s/>2019-02-28 <text:s/>11.830 <text:s/>11.740 <text:s/>11.920 <text:s/>11.680 <text:s/>393934.0 <text:s/>600000</text:p>
      <text:p text:style-name="Standard">637 <text:s/>2019-03-01 <text:s/>11.810 <text:s/>12.020 <text:s/>12.060 <text:s/>11.600 <text:s/>632546.0 <text:s/>600000</text:p>
      <text:p text:style-name="Standard"><text:soft-page-break/>638 <text:s/>2019-03-04 <text:s/>12.120 <text:s/>12.020 <text:s/>12.380 <text:s/>11.950 <text:s/>850247.0 <text:s/>600000</text:p>
      <text:p text:style-name="Standard">639 <text:s/>2019-03-05 <text:s/>12.010 <text:s/>11.980 <text:s/>12.040 <text:s/>11.870 <text:s/>545642.0 <text:s/>600000</text:p>
      <text:p text:style-name="Standard">640 <text:s/>2019-03-06 <text:s/>11.990 <text:s/>12.050 <text:s/>12.150 <text:s/>11.940 <text:s/>272160.0 <text:s/>600000</text:p>
      <text:p text:style-name="Standard"/>
      <text:p text:style-name="Standard"/>
      <text:p text:style-name="Standard">[b](3)xrxd(date='', retry=3, pause=0.001)[/b]</text:p>
      <text:p text:style-name="Standard">获取股票除权除息信息，注意该方法返回值既不是pandas.DataFrame类型也不是list类型而是dict类型，因此输出数据时不能使用基类的output方法而是直接使用print()函数输出</text:p>
      <text:p text:style-name="Standard"/>
      <text:p text:style-name="Standard">参数：</text:p>
      <text:p text:style-name="Standard">date: string</text:p>
      <text:p text:style-name="Standard"><text:s text:c="3"/>format：YYYY-MM-DD</text:p>
      <text:p text:style-name="Standard">retry: int, 默认 3</text:p>
      <text:p text:style-name="Standard"><text:s text:c="3"/>如遇网络等问题重复执行的次数 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ict or None</text:p>
      <text:p text:style-name="Standard"><text:s text:c="3"/>nd, 对应年份</text:p>
      <text:p text:style-name="Standard"><text:s text:c="3"/>fh_sh, 分红数额</text:p>
      <text:p text:style-name="Standard"><text:s text:c="3"/>djr, 股权登记日</text:p>
      <text:p text:style-name="Standard"><text:s text:c="3"/>cqr, 除权日</text:p>
      <text:p text:style-name="Standard"><text:s text:c="3"/>FHcontent, 除权除息信息</text:p>
      <text:p text:style-name="Standard"/>
      <text:p text:style-name="Standard">示例：</text:p>
      <text:p text:style-name="Standard">[i]import gugu as gg[/i]</text:p>
      <text:p text:style-name="Standard">[i]obj = gg.StockData(code='600000')[/i] <text:s text:c="2"/># 创建股票交易对象</text:p>
      <text:p text:style-name="Standard">[i]data = obj.xrxd(date='2018-07-13') <text:s text:c="2"/># 获取浦发银行(600000)2018-07-13号的除权除息信息</text:p>
      <text:p text:style-name="Standard">[i]print(data)[/i] <text:s text:c="2"/># 使用print()函数输出结果</text:p>
      <text:p text:style-name="Standard"/>
      <text:p text:style-name="Standard">输出：</text:p>
      <text:p text:style-name="Standard">{'FHcontent': '10\\u6d3e1\\u5143', 'cqr': '2018-07-13', 'djr': '2018-07-12', 'nd': '2017', 'fh_sh': '1'}</text:p>
      <text:p text:style-name="Standard"/>
      <text:p text:style-name="Standard">[b](4)realtime()[/b]</text:p>
      <text:p text:style-name="Standard">获取实时分笔数据，实时获取个股当前价格及成交信息，您可以通过该方法实现实时交易监控。注意，当您调用该方法时，在创建股票交易对象时code参数可以是6位数字股票代码，或者指数代码（sh=上证指数 sz=深圳成指 hs300=沪深300指数 sz50=上证50 zxb=中小板 cyb=创业板） 可输入的类型：str、list、set或者pandas的Series对象</text:p>
      <text:p text:style-name="Standard"/>
      <text:p text:style-name="Standard">返回值：</text:p>
      <text:p text:style-name="Standard">DataFrame or list: [{'name':, 'open':, ...}, ...]</text:p>
      <text:p text:style-name="Standard"><text:s text:c="3"/>name，股票名字</text:p>
      <text:p text:style-name="Standard"><text:s text:c="3"/>open，今日开盘价</text:p>
      <text:p text:style-name="Standard"><text:s text:c="3"/>pre_close，昨日收盘价</text:p>
      <text:p text:style-name="Standard"><text:s text:c="3"/>price，当前价格</text:p>
      <text:p text:style-name="Standard"><text:s text:c="3"/>high，今日最高价</text:p>
      <text:p text:style-name="Standard"><text:s text:c="3"/>low，今日最低价</text:p>
      <text:p text:style-name="Standard"><text:s text:c="3"/>bid，竞买价，即“买一”报价</text:p>
      <text:p text:style-name="Standard"><text:s text:c="3"/>ask，竞卖价，即“卖一”报价</text:p>
      <text:p text:style-name="Standard"><text:s text:c="3"/>volumn，成交量 maybe you need do volumn/100</text:p>
      <text:p text:style-name="Standard"><text:s text:c="3"/>amount，成交金额（元 CNY）</text:p>
      <text:p text:style-name="Standard"><text:s text:c="3"/>b1_v，委买一（笔数 bid volume）</text:p>
      <text:p text:style-name="Standard"><text:soft-page-break/><text:s text:c="3"/>b1_p，委买一（价格 bid price）</text:p>
      <text:p text:style-name="Standard"><text:s text:c="3"/>b2_v，“买二”</text:p>
      <text:p text:style-name="Standard"><text:s text:c="3"/>b2_p，“买二”</text:p>
      <text:p text:style-name="Standard"><text:s text:c="3"/>b3_v，“买三”</text:p>
      <text:p text:style-name="Standard"><text:s text:c="3"/>b3_p，“买三”</text:p>
      <text:p text:style-name="Standard"><text:s text:c="3"/>b4_v，“买四”</text:p>
      <text:p text:style-name="Standard"><text:s text:c="3"/>b4_p，“买四”</text:p>
      <text:p text:style-name="Standard"><text:s text:c="3"/>b5_v，“买五”</text:p>
      <text:p text:style-name="Standard"><text:s text:c="3"/>b5_p，“买五”</text:p>
      <text:p text:style-name="Standard"><text:s text:c="3"/>a1_v，委卖一（笔数 ask volume）</text:p>
      <text:p text:style-name="Standard"><text:s text:c="3"/>a1_p，委卖一（价格 ask price）</text:p>
      <text:p text:style-name="Standard"><text:s text:c="3"/>...</text:p>
      <text:p text:style-name="Standard"><text:s text:c="3"/>date，日期；</text:p>
      <text:p text:style-name="Standard"><text:s text:c="3"/>time，时间；</text:p>
      <text:p text:style-name="Standard"/>
      <text:p text:style-name="Standard">示例：</text:p>
      <text:p text:style-name="Standard">[i]import gugu as gg[/i]</text:p>
      <text:p text:style-name="Standard">[i]obj = gg.StockData(code='600000')[/i] <text:s text:c="2"/># 创建股票交易对象（个股）</text:p>
      <text:p text:style-name="Standard">或者[i]obj = gg.StockData(code = ['000001', '600000', '300001']) <text:s text:c="2"/># 创建股票交易对象（多股）</text:p>
      <text:p text:style-name="Standard">或者[i]obj = gg.StockData(code=series['code'].tail(10))[/i] <text:s text:c="2"/># 创建股票交易对象（通过Series一次获取10个股票的实时分笔数据）</text:p>
      <text:p text:style-name="Standard">或者[i]obj = gg.StockData(code=['sh','sz','hs300','sz50','zxb','cyb'])[/i] <text:s text:c="2"/># 创建股票交易对象（获取上证指数、深圳成指、沪深300指数、上证50、中小板、创业板实时指数）</text:p>
      <text:p text:style-name="Standard">或者[i]obj = gg.StockData(code=['sh','600000'])[/i] <text:s text:c="2"/># 创建股票交易对象（获取上证指数及个股实时数据）</text:p>
      <text:p text:style-name="Standard">[i]data = obj.realtime()[/i] <text:s text:c="2"/># 获取实时交易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3"/>name <text:s text:c="3"/>open pre_close <text:s text:c="2"/>price <text:s/>... <text:s text:c="3"/>a5_p <text:s text:c="7"/>date <text:s text:c="5"/>time <text:s text:c="3"/>code</text:p>
      <text:p text:style-name="Standard">0 <text:s/>浦发银行 <text:s/>11.440 <text:s text:c="3"/>11.500 <text:s/>11.490 <text:s/>... <text:s/>11.530 <text:s/>2019-03-11 <text:s/>11:30:00 <text:s/>600000</text:p>
      <text:p text:style-name="Standard">选择性输出：</text:p>
      <text:p text:style-name="Standard">[i]data[['code','name','price','bid','ask','volume','amount','time']][/i]</text:p>
      <text:p text:style-name="Standard"><text:s text:c="5"/>code <text:s/>name <text:s text:c="2"/>price <text:s text:c="4"/>bid <text:s text:c="4"/>ask <text:s text:c="3"/>volume <text:s text:c="8"/>amount <text:s text:c="5"/>time</text:p>
      <text:p text:style-name="Standard">0 <text:s/>600000 <text:s/>浦发银行 <text:s/>11.490 <text:s/>11.480 <text:s/>11.490 <text:s/>23045971 <text:s/>263743509.000 <text:s/>11:30:00</text:p>
      <text:p text:style-name="Standard"/>
      <text:p text:style-name="Standard"/>
      <text:p text:style-name="Standard">[b](5)historyTicks(date=None, retry=3, pause=0.001)[/b]</text:p>
      <text:p text:style-name="Standard">获取历史分笔明细数据</text:p>
      <text:p text:style-name="Standard"/>
      <text:p text:style-name="Standard">参数：</text:p>
      <text:p text:style-name="Standard">date : string</text:p>
      <text:p text:style-name="Standard"><text:s text:c="3"/>日期 format：YYYY-MM-DD, 默认为前一个交易日</text:p>
      <text:p text:style-name="Standard">retry : int, 默认 3</text:p>
      <text:p text:style-name="Standard"><text:s text:c="3"/>如遇网络等问题重复执行的次数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time':, 'price':, ...}, ...]</text:p>
      <text:p text:style-name="Standard"><text:s text:c="3"/>time：时间</text:p>
      <text:p text:style-name="Standard"><text:s text:c="3"/>price：成交价格</text:p>
      <text:p text:style-name="Standard"><text:s text:c="3"/>change：价格变动</text:p>
      <text:p text:style-name="Standard"><text:soft-page-break/><text:s text:c="3"/>volume：成交手</text:p>
      <text:p text:style-name="Standard"><text:s text:c="3"/>amount：成交金额(元)</text:p>
      <text:p text:style-name="Standard"><text:s text:c="3"/>type：买卖类型【买盘、卖盘、中性盘】</text:p>
      <text:p text:style-name="Standard"/>
      <text:p text:style-name="Standard">示例：</text:p>
      <text:p text:style-name="Standard">[i]import gugu as gg[/i]</text:p>
      <text:p text:style-name="Standard">[i]obj = gg.StockData(code='600000')[/i] <text:s text:c="2"/># 创建股票交易对象</text:p>
      <text:p text:style-name="Standard">[i]data = obj.historyTicks()[/i] <text:s text:c="2"/># 获取历史分笔明细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10"/>time <text:s/>price <text:s/>change <text:s/>volume <text:s text:c="2"/>amount type</text:p>
      <text:p text:style-name="Standard">0 <text:s text:c="4"/>15:00:00 <text:s/>11.50 <text:s text:c="3"/>0.00 <text:s text:c="6"/>0 <text:s text:c="7"/>0 <text:s text:c="2"/>买盘</text:p>
      <text:p text:style-name="Standard">1 <text:s text:c="4"/>15:00:00 <text:s/>11.50 <text:s text:c="3"/>0.04 <text:s text:c="3"/>7742 <text:s/>8903300 <text:s text:c="2"/>卖盘</text:p>
      <text:p text:style-name="Standard">2 <text:s text:c="4"/>14:58:35 <text:s/>11.46 <text:s text:c="3"/>0.00 <text:s text:c="6"/>0 <text:s text:c="7"/>0 <text:s text:c="2"/>卖盘</text:p>
      <text:p text:style-name="Standard">3 <text:s text:c="4"/>14:58:19 <text:s/>11.46 <text:s text:c="3"/>0.00 <text:s text:c="6"/>0 <text:s text:c="7"/>0 <text:s text:c="2"/>卖盘</text:p>
      <text:p text:style-name="Standard">4 <text:s text:c="4"/>14:58:02 <text:s/>11.46 <text:s text:c="3"/>0.00 <text:s text:c="6"/>0 <text:s text:c="7"/>0 <text:s text:c="2"/>卖盘</text:p>
      <text:p text:style-name="Standard">5 <text:s text:c="4"/>14:57:47 <text:s/>11.46 <text:s text:c="3"/>0.00 <text:s text:c="6"/>0 <text:s text:c="7"/>0 <text:s text:c="2"/>卖盘</text:p>
      <text:p text:style-name="Standard">6 <text:s text:c="4"/>14:57:44 <text:s/>11.46 <text:s text:c="3"/>0.00 <text:s text:c="6"/>0 <text:s text:c="7"/>0 <text:s text:c="2"/>卖盘</text:p>
      <text:p text:style-name="Standard">7 <text:s text:c="4"/>14:57:08 <text:s/>11.46 <text:s text:c="3"/>0.00 <text:s text:c="6"/>0 <text:s text:c="7"/>0 <text:s text:c="2"/>卖盘</text:p>
      <text:p text:style-name="Standard">8 <text:s text:c="4"/>14:57:01 <text:s/>11.46 <text:s text:c="3"/>0.00 <text:s text:c="6"/>0 <text:s text:c="7"/>0 <text:s text:c="2"/>卖盘</text:p>
      <text:p text:style-name="Standard">9 <text:s text:c="4"/>14:56:56 <text:s/>11.46 <text:s text:c="2"/>-0.01 <text:s text:c="4"/>138 <text:s text:c="2"/>158148 <text:s text:c="2"/>卖盘</text:p>
      <text:p text:style-name="Standard">10 <text:s text:c="3"/>14:56:53 <text:s/>11.47 <text:s text:c="3"/>0.00 <text:s text:c="5"/>95 <text:s text:c="2"/>108965 <text:s text:c="2"/>买盘</text:p>
      <text:p text:style-name="Standard">11 <text:s text:c="3"/>14:56:47 <text:s/>11.47 <text:s text:c="3"/>0.00 <text:s text:c="5"/>96 <text:s text:c="2"/>110112 <text:s text:c="2"/>买盘</text:p>
      <text:p text:style-name="Standard">12 <text:s text:c="3"/>14:56:44 <text:s/>11.47 <text:s text:c="2"/>11.47 <text:s text:c="5"/>60 <text:s text:c="3"/>68820 <text:s text:c="2"/>买盘</text:p>
      <text:p text:style-name="Standard">13 <text:s text:c="3"/>14:56:44 <text:s/>11.47 <text:s text:c="3"/>0.00 <text:s text:c="5"/>60 <text:s text:c="3"/>68820 <text:s text:c="2"/>买盘</text:p>
      <text:p text:style-name="Standard">14 <text:s text:c="3"/>14:56:41 <text:s/>11.47 <text:s text:c="3"/>0.00 <text:s text:c="4"/>138 <text:s text:c="2"/>158286 <text:s text:c="2"/>买盘</text:p>
      <text:p text:style-name="Standard">15 <text:s text:c="3"/>14:56:38 <text:s/>11.47 <text:s text:c="2"/>-0.01 <text:s text:c="5"/>15 <text:s text:c="3"/>17205 <text:s/>中性盘</text:p>
      <text:p text:style-name="Standard">16 <text:s text:c="3"/>14:56:35 <text:s/>11.48 <text:s text:c="3"/>0.01 <text:s text:c="5"/>47 <text:s text:c="3"/>53956 <text:s text:c="2"/>买盘</text:p>
      <text:p text:style-name="Standard">17 <text:s text:c="3"/>14:56:32 <text:s/>11.47 <text:s text:c="3"/>0.00 <text:s text:c="5"/>41 <text:s text:c="3"/>47038 <text:s text:c="2"/>卖盘</text:p>
      <text:p text:style-name="Standard">18 <text:s text:c="3"/>14:56:29 <text:s/>11.47 <text:s text:c="3"/>0.00 <text:s text:c="5"/>25 <text:s text:c="3"/>28675 <text:s text:c="2"/>卖盘</text:p>
      <text:p text:style-name="Standard">19 <text:s text:c="3"/>14:56:26 <text:s/>11.47 <text:s text:c="2"/>-0.01 <text:s text:c="4"/>127 <text:s text:c="2"/>145669 <text:s text:c="2"/>卖盘</text:p>
      <text:p text:style-name="Standard">20 <text:s text:c="3"/>14:56:23 <text:s/>11.48 <text:s text:c="3"/>0.01 <text:s text:c="4"/>119 <text:s text:c="2"/>136612 <text:s text:c="2"/>买盘</text:p>
      <text:p text:style-name="Standard">21 <text:s text:c="3"/>14:56:20 <text:s/>11.47 <text:s text:c="3"/>0.00 <text:s text:c="4"/>137 <text:s text:c="2"/>157139 <text:s text:c="2"/>卖盘</text:p>
      <text:p text:style-name="Standard">22 <text:s text:c="3"/>14:56:17 <text:s/>11.47 <text:s text:c="3"/>0.00 <text:s text:c="5"/>11 <text:s text:c="3"/>13753 <text:s text:c="2"/>买盘</text:p>
      <text:p text:style-name="Standard">23 <text:s text:c="3"/>14:56:14 <text:s/>11.47 <text:s text:c="3"/>0.01 <text:s text:c="4"/>154 <text:s text:c="2"/>176638 <text:s text:c="2"/>买盘</text:p>
      <text:p text:style-name="Standard">24 <text:s text:c="3"/>14:56:11 <text:s/>11.46 <text:s text:c="2"/>-0.01 <text:s text:c="5"/>65 <text:s text:c="3"/>74490 <text:s text:c="2"/>卖盘</text:p>
      <text:p text:style-name="Standard">25 <text:s text:c="3"/>14:56:05 <text:s/>11.47 <text:s text:c="2"/>-0.01 <text:s text:c="5"/>13 <text:s text:c="3"/>14911 <text:s text:c="2"/>买盘</text:p>
      <text:p text:style-name="Standard">26 <text:s text:c="3"/>14:56:02 <text:s/>11.48 <text:s text:c="3"/>0.00 <text:s text:c="5"/>11 <text:s text:c="3"/>12628 <text:s text:c="2"/>买盘</text:p>
      <text:p text:style-name="Standard">27 <text:s text:c="3"/>14:55:59 <text:s/>11.48 <text:s text:c="3"/>0.01 <text:s text:c="5"/>29 <text:s text:c="3"/>33292 <text:s text:c="2"/>买盘</text:p>
      <text:p text:style-name="Standard">28 <text:s text:c="3"/>14:55:56 <text:s/>11.47 <text:s text:c="3"/>0.01 <text:s text:c="6"/>1 <text:s text:c="4"/>1812 <text:s/>中性盘</text:p>
      <text:p text:style-name="Standard">29 <text:s text:c="3"/>14:55:53 <text:s/>11.46 <text:s text:c="2"/>-0.03 <text:s text:c="6"/>8 <text:s text:c="4"/>9168 <text:s text:c="2"/>卖盘</text:p>
      <text:p text:style-name="Standard">... <text:s text:c="7"/>... <text:s text:c="3"/>... <text:s text:c="4"/>... <text:s text:c="4"/>... <text:s text:c="5"/>... <text:s/>...</text:p>
      <text:p text:style-name="Standard">4423 <text:s/>09:31:25 <text:s/>11.68 <text:s text:c="3"/>0.00 <text:s text:c="5"/>18 <text:s text:c="3"/>21024 <text:s text:c="2"/>卖盘</text:p>
      <text:p text:style-name="Standard">4424 <text:s/>09:31:22 <text:s/>11.68 <text:s text:c="2"/>-0.02 <text:s text:c="4"/>141 <text:s text:c="2"/>164688 <text:s text:c="2"/>卖盘</text:p>
      <text:p text:style-name="Standard">4425 <text:s/>09:31:19 <text:s/>11.70 <text:s text:c="3"/>0.00 <text:s text:c="4"/>466 <text:s text:c="2"/>545220 <text:s text:c="2"/>买盘</text:p>
      <text:p text:style-name="Standard">4426 <text:s/>09:31:16 <text:s/>11.70 <text:s text:c="3"/>0.01 <text:s text:c="5"/>34 <text:s text:c="3"/>39780 <text:s text:c="2"/>买盘</text:p>
      <text:p text:style-name="Standard">4427 <text:s/>09:31:13 <text:s/>11.69 <text:s text:c="3"/>0.01 <text:s text:c="4"/>510 <text:s text:c="2"/>596190 <text:s text:c="2"/>买盘</text:p>
      <text:p text:style-name="Standard">4428 <text:s/>09:31:10 <text:s/>11.68 <text:s text:c="2"/>-0.01 <text:s text:c="5"/>53 <text:s text:c="3"/>61904 <text:s text:c="2"/>卖盘</text:p>
      <text:p text:style-name="Standard">4429 <text:s/>09:31:07 <text:s/>11.69 <text:s text:c="3"/>0.01 <text:s text:c="5"/>86 <text:s text:c="2"/>100534 <text:s text:c="2"/>买盘</text:p>
      <text:p text:style-name="Standard">4430 <text:s/>09:31:04 <text:s/>11.68 <text:s text:c="2"/>-0.01 <text:s text:c="4"/>295 <text:s text:c="2"/>344560 <text:s text:c="2"/>卖盘</text:p>
      <text:p text:style-name="Standard">4431 <text:s/>09:31:01 <text:s/>11.69 <text:s text:c="3"/>0.01 <text:s text:c="5"/>74 <text:s text:c="3"/>86506 <text:s text:c="2"/>买盘</text:p>
      <text:p text:style-name="Standard">4432 <text:s/>09:30:58 <text:s/>11.68 <text:s text:c="2"/>-0.01 <text:s text:c="4"/>127 <text:s text:c="2"/>148336 <text:s text:c="2"/>卖盘</text:p>
      <text:p text:style-name="Standard"><text:soft-page-break/>4433 <text:s/>09:30:55 <text:s/>11.69 <text:s text:c="3"/>0.02 <text:s text:c="4"/>250 <text:s text:c="2"/>292250 <text:s text:c="2"/>买盘</text:p>
      <text:p text:style-name="Standard">4434 <text:s/>09:30:52 <text:s/>11.67 <text:s text:c="2"/>-0.01 <text:s text:c="4"/>447 <text:s text:c="2"/>521649 <text:s text:c="2"/>卖盘</text:p>
      <text:p text:style-name="Standard">4435 <text:s/>09:30:49 <text:s/>11.68 <text:s text:c="3"/>0.00 <text:s text:c="4"/>366 <text:s text:c="2"/>427488 <text:s text:c="2"/>买盘</text:p>
      <text:p text:style-name="Standard">4436 <text:s/>09:30:46 <text:s/>11.68 <text:s text:c="3"/>0.01 <text:s text:c="4"/>210 <text:s text:c="2"/>245280 <text:s text:c="2"/>买盘</text:p>
      <text:p text:style-name="Standard">4437 <text:s/>09:30:43 <text:s/>11.67 <text:s text:c="2"/>-0.01 <text:s text:c="4"/>586 <text:s text:c="2"/>683862 <text:s text:c="2"/>卖盘</text:p>
      <text:p text:style-name="Standard">4438 <text:s/>09:30:40 <text:s/>11.68 <text:s text:c="3"/>0.02 <text:s text:c="4"/>266 <text:s text:c="2"/>310688 <text:s text:c="2"/>买盘</text:p>
      <text:p text:style-name="Standard">4439 <text:s/>09:30:37 <text:s/>11.66 <text:s text:c="2"/>-0.01 <text:s text:c="4"/>165 <text:s text:c="2"/>192390 <text:s text:c="2"/>卖盘</text:p>
      <text:p text:style-name="Standard">4440 <text:s/>09:30:34 <text:s/>11.67 <text:s text:c="3"/>0.00 <text:s text:c="4"/>221 <text:s text:c="2"/>257907 <text:s/>中性盘</text:p>
      <text:p text:style-name="Standard">4441 <text:s/>09:30:31 <text:s/>11.67 <text:s text:c="2"/>-0.01 <text:s text:c="4"/>581 <text:s text:c="2"/>678027 <text:s/>中性盘</text:p>
      <text:p text:style-name="Standard">4442 <text:s/>09:30:28 <text:s/>11.68 <text:s text:c="3"/>0.03 <text:s text:c="4"/>464 <text:s text:c="2"/>541952 <text:s text:c="2"/>买盘</text:p>
      <text:p text:style-name="Standard">4443 <text:s/>09:30:25 <text:s/>11.65 <text:s text:c="2"/>-0.02 <text:s text:c="4"/>115 <text:s text:c="2"/>133975 <text:s text:c="2"/>卖盘</text:p>
      <text:p text:style-name="Standard">4444 <text:s/>09:30:22 <text:s/>11.67 <text:s text:c="3"/>0.02 <text:s text:c="4"/>546 <text:s text:c="2"/>637182 <text:s text:c="2"/>买盘</text:p>
      <text:p text:style-name="Standard">4445 <text:s/>09:30:19 <text:s/>11.65 <text:s text:c="2"/>-0.01 <text:s text:c="3"/>1008 <text:s/>1174320 <text:s text:c="2"/>卖盘</text:p>
      <text:p text:style-name="Standard">4446 <text:s/>09:30:16 <text:s/>11.66 <text:s text:c="3"/>0.00 <text:s text:c="4"/>769 <text:s text:c="2"/>896654 <text:s text:c="2"/>买盘</text:p>
      <text:p text:style-name="Standard">4447 <text:s/>09:30:13 <text:s/>11.66 <text:s text:c="2"/>-0.02 <text:s text:c="3"/>1407 <text:s/>1640562 <text:s text:c="2"/>卖盘</text:p>
      <text:p text:style-name="Standard">4448 <text:s/>09:30:10 <text:s/>11.68 <text:s text:c="3"/>0.00 <text:s text:c="3"/>1147 <text:s/>1339696 <text:s text:c="2"/>买盘</text:p>
      <text:p text:style-name="Standard">4449 <text:s/>09:30:07 <text:s/>11.68 <text:s text:c="2"/>-0.04 <text:s text:c="3"/>1408 <text:s/>1644544 <text:s text:c="2"/>卖盘</text:p>
      <text:p text:style-name="Standard">4450 <text:s/>09:30:04 <text:s/>11.72 <text:s text:c="3"/>0.00 <text:s text:c="4"/>944 <text:s/>1106368 <text:s text:c="2"/>买盘</text:p>
      <text:p text:style-name="Standard">4451 <text:s/>09:30:01 <text:s/>11.72 <text:s text:c="2"/>11.72 <text:s text:c="4"/>717 <text:s text:c="2"/>840324 <text:s text:c="2"/>买盘</text:p>
      <text:p text:style-name="Standard">4452 <text:s/>09:25:00 <text:s/>11.72 <text:s text:c="2"/>11.72 <text:s text:c="3"/>7134 <text:s/>8361048 <text:s text:c="2"/>买盘</text:p>
      <text:p text:style-name="Standard"/>
      <text:p text:style-name="Standard"/>
      <text:p text:style-name="Standard">[b](6)todayTicks(retry=3, pause=0.001)[/b]</text:p>
      <text:p text:style-name="Standard">获取当日分笔明细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time':, 'price':, ...}, ...]</text:p>
      <text:p text:style-name="Standard"><text:s text:c="4"/>time：时间</text:p>
      <text:p text:style-name="Standard"><text:s text:c="4"/>price：当前价格</text:p>
      <text:p text:style-name="Standard"><text:s text:c="4"/>pchange:涨跌幅</text:p>
      <text:p text:style-name="Standard"><text:s text:c="4"/>change：价格变动</text:p>
      <text:p text:style-name="Standard"><text:s text:c="4"/>volume：成交手</text:p>
      <text:p text:style-name="Standard"><text:s text:c="4"/>amount：成交金额(元)</text:p>
      <text:p text:style-name="Standard"><text:s text:c="4"/>type：买卖类型【买盘、卖盘、中性盘】</text:p>
      <text:p text:style-name="Standard"/>
      <text:p text:style-name="Standard">示例：</text:p>
      <text:p text:style-name="Standard">[i]import gugu as gg[/i]</text:p>
      <text:p text:style-name="Standard">[i]obj = gg.StockData(code='600000')[/i] <text:s text:c="2"/># 创建股票交易对象</text:p>
      <text:p text:style-name="Standard">[i]data = obj.todayTicks()[/i] <text:s text:c="2"/># 获取当日分笔明细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10"/>time <text:s/>price pchange <text:s/>change <text:s/>volume <text:s text:c="2"/>amount type</text:p>
      <text:p text:style-name="Standard">0 <text:s text:c="4"/>14:05:06 <text:s/>11.44 <text:s text:c="2"/>-0.52 <text:s text:c="3"/>0.01 <text:s text:c="6"/>4 <text:s text:c="4"/>4576 <text:s text:c="2"/>买盘</text:p>
      <text:p text:style-name="Standard">1 <text:s text:c="4"/>14:05:03 <text:s/>11.43 <text:s text:c="2"/>-0.61 <text:s text:c="3"/>0.00 <text:s text:c="5"/>11 <text:s text:c="3"/>12573 <text:s text:c="2"/>卖盘</text:p>
      <text:p text:style-name="Standard">2 <text:s text:c="4"/>14:05:00 <text:s/>11.43 <text:s text:c="2"/>-0.61 <text:s text:c="2"/>-0.01 <text:s text:c="5"/>51 <text:s text:c="3"/>58293 <text:s text:c="2"/>卖盘</text:p>
      <text:p text:style-name="Standard">3 <text:s text:c="4"/>14:04:54 <text:s/>11.44 <text:s text:c="2"/>-0.52 <text:s text:c="3"/>0.00 <text:s text:c="6"/>3 <text:s text:c="4"/>3432 <text:s text:c="2"/>买盘</text:p>
      <text:p text:style-name="Standard"><text:soft-page-break/>4 <text:s text:c="4"/>14:04:51 <text:s/>11.44 <text:s text:c="2"/>-0.52 <text:s text:c="3"/>0.01 <text:s text:c="6"/>5 <text:s text:c="4"/>5720 <text:s text:c="2"/>买盘</text:p>
      <text:p text:style-name="Standard">5 <text:s text:c="4"/>14:04:48 <text:s/>11.43 <text:s text:c="2"/>-0.61 <text:s text:c="3"/>0.00 <text:s text:c="5"/>57 <text:s text:c="3"/>65151 <text:s text:c="2"/>卖盘</text:p>
      <text:p text:style-name="Standard">6 <text:s text:c="4"/>14:04:45 <text:s/>11.43 <text:s text:c="2"/>-0.61 <text:s text:c="3"/>0.00 <text:s text:c="4"/>184 <text:s text:c="2"/>210312 <text:s text:c="2"/>卖盘</text:p>
      <text:p text:style-name="Standard">7 <text:s text:c="4"/>14:04:39 <text:s/>11.43 <text:s text:c="2"/>-0.61 <text:s text:c="2"/>-0.01 <text:s text:c="6"/>4 <text:s text:c="4"/>4572 <text:s text:c="2"/>卖盘</text:p>
      <text:p text:style-name="Standard">8 <text:s text:c="4"/>14:04:36 <text:s/>11.44 <text:s text:c="2"/>-0.52 <text:s text:c="3"/>0.00 <text:s text:c="6"/>9 <text:s text:c="3"/>10296 <text:s text:c="2"/>买盘</text:p>
      <text:p text:style-name="Standard">9 <text:s text:c="4"/>14:04:33 <text:s/>11.44 <text:s text:c="2"/>-0.52 <text:s text:c="3"/>0.01 <text:s text:c="5"/>67 <text:s text:c="3"/>76648 <text:s text:c="2"/>买盘</text:p>
      <text:p text:style-name="Standard">10 <text:s text:c="3"/>14:04:30 <text:s/>11.43 <text:s text:c="2"/>-0.61 <text:s text:c="2"/>-0.01 <text:s text:c="5"/>66 <text:s text:c="3"/>75438 <text:s text:c="2"/>卖盘</text:p>
      <text:p text:style-name="Standard">11 <text:s text:c="3"/>14:04:27 <text:s/>11.44 <text:s text:c="2"/>-0.52 <text:s text:c="3"/>0.00 <text:s text:c="5"/>19 <text:s text:c="3"/>21736 <text:s text:c="2"/>买盘</text:p>
      <text:p text:style-name="Standard">12 <text:s text:c="3"/>14:04:21 <text:s/>11.44 <text:s text:c="2"/>-0.52 <text:s text:c="3"/>0.00 <text:s text:c="5"/>29 <text:s text:c="3"/>33176 <text:s text:c="2"/>买盘</text:p>
      <text:p text:style-name="Standard">13 <text:s text:c="3"/>14:04:18 <text:s/>11.44 <text:s text:c="2"/>-0.52 <text:s text:c="3"/>0.01 <text:s text:c="5"/>55 <text:s text:c="3"/>62920 <text:s text:c="2"/>买盘</text:p>
      <text:p text:style-name="Standard">14 <text:s text:c="3"/>14:04:09 <text:s/>11.43 <text:s text:c="2"/>-0.61 <text:s text:c="3"/>0.00 <text:s text:c="5"/>33 <text:s text:c="3"/>37719 <text:s text:c="2"/>卖盘</text:p>
      <text:p text:style-name="Standard">15 <text:s text:c="3"/>14:04:06 <text:s/>11.43 <text:s text:c="2"/>-0.61 <text:s text:c="3"/>0.00 <text:s text:c="6"/>4 <text:s text:c="4"/>4572 <text:s text:c="2"/>卖盘</text:p>
      <text:p text:style-name="Standard">16 <text:s text:c="3"/>14:04:03 <text:s/>11.43 <text:s text:c="2"/>-0.61 <text:s text:c="3"/>0.00 <text:s text:c="5"/>12 <text:s text:c="3"/>13716 <text:s text:c="2"/>卖盘</text:p>
      <text:p text:style-name="Standard">17 <text:s text:c="3"/>14:04:00 <text:s/>11.43 <text:s text:c="2"/>-0.61 <text:s text:c="2"/>-0.01 <text:s text:c="5"/>38 <text:s text:c="3"/>43434 <text:s text:c="2"/>卖盘</text:p>
      <text:p text:style-name="Standard">18 <text:s text:c="3"/>14:03:54 <text:s/>11.44 <text:s text:c="2"/>-0.52 <text:s text:c="3"/>0.00 <text:s text:c="6"/>8 <text:s text:c="4"/>9152 <text:s text:c="2"/>买盘</text:p>
      <text:p text:style-name="Standard">19 <text:s text:c="3"/>14:03:48 <text:s/>11.44 <text:s text:c="2"/>-0.52 <text:s text:c="3"/>0.01 <text:s text:c="5"/>42 <text:s text:c="3"/>48048 <text:s text:c="2"/>买盘</text:p>
      <text:p text:style-name="Standard">20 <text:s text:c="3"/>14:03:45 <text:s/>11.43 <text:s text:c="2"/>-0.61 <text:s text:c="3"/>0.00 <text:s text:c="5"/>23 <text:s text:c="3"/>26289 <text:s text:c="2"/>卖盘</text:p>
      <text:p text:style-name="Standard">21 <text:s text:c="3"/>14:03:42 <text:s/>11.43 <text:s text:c="2"/>-0.61 <text:s text:c="3"/>0.00 <text:s text:c="5"/>11 <text:s text:c="3"/>12573 <text:s text:c="2"/>卖盘</text:p>
      <text:p text:style-name="Standard">22 <text:s text:c="3"/>14:03:39 <text:s/>11.43 <text:s text:c="2"/>-0.61 <text:s text:c="3"/>0.00 <text:s text:c="5"/>20 <text:s text:c="3"/>22860 <text:s text:c="2"/>卖盘</text:p>
      <text:p text:style-name="Standard">23 <text:s text:c="3"/>14:03:33 <text:s/>11.43 <text:s text:c="2"/>-0.61 <text:s text:c="3"/>0.00 <text:s text:c="5"/>28 <text:s text:c="3"/>32004 <text:s text:c="2"/>卖盘</text:p>
      <text:p text:style-name="Standard">24 <text:s text:c="3"/>14:03:30 <text:s/>11.43 <text:s text:c="2"/>-0.61 <text:s text:c="2"/>-0.01 <text:s text:c="5"/>33 <text:s text:c="3"/>37719 <text:s text:c="2"/>卖盘</text:p>
      <text:p text:style-name="Standard">25 <text:s text:c="3"/>14:03:27 <text:s/>11.44 <text:s text:c="2"/>-0.52 <text:s text:c="3"/>0.01 <text:s text:c="6"/>4 <text:s text:c="4"/>4576 <text:s text:c="2"/>买盘</text:p>
      <text:p text:style-name="Standard">26 <text:s text:c="3"/>14:03:21 <text:s/>11.43 <text:s text:c="2"/>-0.61 <text:s text:c="3"/>0.00 <text:s text:c="5"/>10 <text:s text:c="3"/>11430 <text:s text:c="2"/>卖盘</text:p>
      <text:p text:style-name="Standard">27 <text:s text:c="3"/>14:03:18 <text:s/>11.43 <text:s text:c="2"/>-0.61 <text:s text:c="3"/>0.00 <text:s text:c="5"/>98 <text:s text:c="2"/>112014 <text:s text:c="2"/>卖盘</text:p>
      <text:p text:style-name="Standard">28 <text:s text:c="3"/>14:03:15 <text:s/>11.43 <text:s text:c="2"/>-0.61 <text:s text:c="3"/>0.00 <text:s text:c="5"/>10 <text:s text:c="3"/>11430 <text:s text:c="2"/>卖盘</text:p>
      <text:p text:style-name="Standard">29 <text:s text:c="3"/>14:03:09 <text:s/>11.43 <text:s text:c="2"/>-0.61 <text:s text:c="3"/>0.00 <text:s text:c="6"/>1 <text:s text:c="4"/>1143 <text:s text:c="2"/>卖盘</text:p>
      <text:p text:style-name="Standard">... <text:s text:c="7"/>... <text:s text:c="3"/>... <text:s text:c="4"/>... <text:s text:c="4"/>... <text:s text:c="4"/>... <text:s text:c="5"/>... <text:s/>...</text:p>
      <text:p text:style-name="Standard">3123 <text:s/>09:31:22 <text:s/>11.54 <text:s text:c="2"/>+0.35 <text:s text:c="3"/>0.00 <text:s text:c="4"/>159 <text:s text:c="2"/>183486 <text:s text:c="2"/>卖盘</text:p>
      <text:p text:style-name="Standard">3124 <text:s/>09:31:19 <text:s/>11.54 <text:s text:c="2"/>+0.35 <text:s text:c="2"/>-0.01 <text:s text:c="5"/>83 <text:s text:c="3"/>95782 <text:s text:c="2"/>卖盘</text:p>
      <text:p text:style-name="Standard">3125 <text:s/>09:31:16 <text:s/>11.55 <text:s text:c="2"/>+0.43 <text:s text:c="3"/>0.01 <text:s text:c="4"/>291 <text:s text:c="2"/>336105 <text:s text:c="2"/>买盘</text:p>
      <text:p text:style-name="Standard">3126 <text:s/>09:31:13 <text:s/>11.54 <text:s text:c="2"/>+0.35 <text:s text:c="3"/>0.00 <text:s text:c="5"/>12 <text:s text:c="3"/>13848 <text:s text:c="2"/>买盘</text:p>
      <text:p text:style-name="Standard">3127 <text:s/>09:31:10 <text:s/>11.54 <text:s text:c="2"/>+0.35 <text:s text:c="3"/>0.01 <text:s text:c="4"/>508 <text:s text:c="2"/>586232 <text:s text:c="2"/>买盘</text:p>
      <text:p text:style-name="Standard">3128 <text:s/>09:31:07 <text:s/>11.53 <text:s text:c="2"/>+0.26 <text:s text:c="3"/>0.00 <text:s text:c="5"/>66 <text:s text:c="3"/>76098 <text:s text:c="2"/>卖盘</text:p>
      <text:p text:style-name="Standard">3129 <text:s/>09:31:04 <text:s/>11.53 <text:s text:c="2"/>+0.26 <text:s text:c="3"/>0.00 <text:s text:c="4"/>347 <text:s text:c="2"/>400091 <text:s text:c="2"/>买盘</text:p>
      <text:p text:style-name="Standard">3130 <text:s/>09:31:01 <text:s/>11.53 <text:s text:c="2"/>+0.26 <text:s text:c="3"/>0.02 <text:s text:c="4"/>347 <text:s text:c="2"/>400091 <text:s text:c="2"/>买盘</text:p>
      <text:p text:style-name="Standard">3131 <text:s/>09:30:58 <text:s/>11.51 <text:s text:c="2"/>+0.09 <text:s text:c="2"/>-0.02 <text:s text:c="4"/>302 <text:s text:c="2"/>347602 <text:s text:c="2"/>卖盘</text:p>
      <text:p text:style-name="Standard">3132 <text:s/>09:30:55 <text:s/>11.53 <text:s text:c="2"/>+0.26 <text:s text:c="2"/>-0.01 <text:s text:c="5"/>45 <text:s text:c="3"/>51885 <text:s text:c="2"/>卖盘</text:p>
      <text:p text:style-name="Standard">3133 <text:s/>09:30:52 <text:s/>11.54 <text:s text:c="2"/>+0.35 <text:s text:c="2"/>-0.01 <text:s text:c="5"/>26 <text:s text:c="3"/>30004 <text:s text:c="2"/>卖盘</text:p>
      <text:p text:style-name="Standard">3134 <text:s/>09:30:49 <text:s/>11.55 <text:s text:c="2"/>+0.43 <text:s text:c="3"/>0.01 <text:s text:c="6"/>1 <text:s text:c="4"/>1155 <text:s text:c="2"/>买盘</text:p>
      <text:p text:style-name="Standard">3135 <text:s/>09:30:46 <text:s/>11.54 <text:s text:c="2"/>+0.35 <text:s text:c="3"/>0.00 <text:s text:c="6"/>6 <text:s text:c="4"/>6924 <text:s text:c="2"/>卖盘</text:p>
      <text:p text:style-name="Standard">3136 <text:s/>09:30:43 <text:s/>11.54 <text:s text:c="2"/>+0.35 <text:s text:c="3"/>0.00 <text:s text:c="5"/>24 <text:s text:c="3"/>27696 <text:s text:c="2"/>卖盘</text:p>
      <text:p text:style-name="Standard">3137 <text:s/>09:30:40 <text:s/>11.54 <text:s text:c="2"/>+0.35 <text:s text:c="3"/>0.02 <text:s text:c="5"/>40 <text:s text:c="3"/>46160 <text:s text:c="2"/>买盘</text:p>
      <text:p text:style-name="Standard">3138 <text:s/>09:30:37 <text:s/>11.52 <text:s text:c="2"/>+0.17 <text:s text:c="3"/>0.02 <text:s text:c="4"/>341 <text:s text:c="2"/>392832 <text:s text:c="2"/>买盘</text:p>
      <text:p text:style-name="Standard">3139 <text:s/>09:30:34 <text:s/>11.50 <text:s text:c="3"/>0.00 <text:s text:c="2"/>-0.03 <text:s text:c="4"/>507 <text:s text:c="2"/>583050 <text:s text:c="2"/>卖盘</text:p>
      <text:p text:style-name="Standard">3140 <text:s/>09:30:31 <text:s/>11.53 <text:s text:c="2"/>+0.26 <text:s text:c="2"/>-0.05 <text:s text:c="4"/>271 <text:s text:c="2"/>312463 <text:s/>中性盘</text:p>
      <text:p text:style-name="Standard">3141 <text:s/>09:30:28 <text:s/>11.58 <text:s text:c="2"/>+0.70 <text:s text:c="3"/>0.07 <text:s text:c="4"/>491 <text:s text:c="2"/>568578 <text:s text:c="2"/>买盘</text:p>
      <text:p text:style-name="Standard">3142 <text:s/>09:30:25 <text:s/>11.51 <text:s text:c="2"/>+0.09 <text:s text:c="2"/>-0.01 <text:s text:c="5"/>84 <text:s text:c="3"/>96684 <text:s text:c="2"/>卖盘</text:p>
      <text:p text:style-name="Standard">3143 <text:s/>09:30:22 <text:s/>11.52 <text:s text:c="2"/>+0.17 <text:s text:c="3"/>0.01 <text:s text:c="5"/>31 <text:s text:c="3"/>35712 <text:s text:c="2"/>买盘</text:p>
      <text:p text:style-name="Standard">3144 <text:s/>09:30:19 <text:s/>11.51 <text:s text:c="2"/>+0.09 <text:s text:c="3"/>0.02 <text:s text:c="3"/>1012 <text:s/>1164812 <text:s text:c="2"/>卖盘</text:p>
      <text:p text:style-name="Standard">3145 <text:s/>09:30:16 <text:s/>11.49 <text:s text:c="2"/>-0.09 <text:s text:c="3"/>0.00 <text:s text:c="4"/>239 <text:s text:c="2"/>275254 <text:s text:c="2"/>卖盘</text:p>
      <text:p text:style-name="Standard">3146 <text:s/>09:30:13 <text:s/>11.49 <text:s text:c="2"/>-0.09 <text:s text:c="3"/>0.00 <text:s text:c="4"/>584 <text:s text:c="2"/>671016 <text:s text:c="2"/>卖盘</text:p>
      <text:p text:style-name="Standard">3147 <text:s/>09:30:10 <text:s/>11.49 <text:s text:c="2"/>-0.09 <text:s text:c="3"/>0.04 <text:s text:c="3"/>1129 <text:s/>1297221 <text:s text:c="2"/>买盘</text:p>
      <text:p text:style-name="Standard"><text:soft-page-break/>3148 <text:s/>09:30:07 <text:s/>11.45 <text:s text:c="2"/>-0.43 <text:s text:c="2"/>-0.04 <text:s text:c="4"/>273 <text:s text:c="2"/>312917 <text:s text:c="2"/>卖盘</text:p>
      <text:p text:style-name="Standard">3149 <text:s/>09:30:04 <text:s/>11.49 <text:s text:c="2"/>-0.09 <text:s text:c="3"/>0.04 <text:s text:c="4"/>815 <text:s text:c="2"/>936918 <text:s text:c="2"/>买盘</text:p>
      <text:p text:style-name="Standard">3150 <text:s/>09:30:01 <text:s/>11.45 <text:s text:c="2"/>-0.43 <text:s text:c="3"/>0.01 <text:s text:c="4"/>221 <text:s text:c="2"/>253045 <text:s text:c="2"/>买盘</text:p>
      <text:p text:style-name="Standard">3151 <text:s/>09:25:00 <text:s/>11.44 <text:s text:c="2"/>-0.52 <text:s text:c="3"/>0.00 <text:s text:c="3"/>2931 <text:s/>3354105 <text:s/>中性盘</text:p>
      <text:p text:style-name="Standard">3152 <text:s/>09:25:00 <text:s/>11.44 <text:s text:c="2"/>-0.52 <text:s text:c="3"/>0.00 <text:s text:c="3"/>2931 <text:s/>3354105 <text:s text:c="3"/>0</text:p>
      <text:p text:style-name="Standard"/>
      <text:p text:style-name="Standard"/>
      <text:p text:style-name="Standard">[b](7)bigDeal(date=None, vol=400, retry=3, pause=0.001)[/b]</text:p>
      <text:p text:style-name="Standard">获取大单数据，默认为大于等于400手，数据来源于新浪财经。</text:p>
      <text:p text:style-name="Standard"/>
      <text:p text:style-name="Standard">参数：</text:p>
      <text:p text:style-name="Standard">date:string</text:p>
      <text:p text:style-name="Standard"><text:s text:c="3"/>日期 format：YYYY-MM-DD</text:p>
      <text:p text:style-name="Standard">retry : int, 默认 3</text:p>
      <text:p text:style-name="Standard"><text:s text:c="3"/>如遇网络等问题重复执行的次数</text:p>
      <text:p text:style-name="Standard">pause : int, 默认 0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code':, 'name', ...}, ...]</text:p>
      <text:p text:style-name="Standard"><text:s text:c="4"/>code：代码</text:p>
      <text:p text:style-name="Standard"><text:s text:c="4"/>name：名称</text:p>
      <text:p text:style-name="Standard"><text:s text:c="4"/>time：时间</text:p>
      <text:p text:style-name="Standard"><text:s text:c="4"/>price：当前价格</text:p>
      <text:p text:style-name="Standard"><text:s text:c="4"/>volume：成交手</text:p>
      <text:p text:style-name="Standard"><text:s text:c="4"/>preprice ：上一笔价格</text:p>
      <text:p text:style-name="Standard"><text:s text:c="4"/>type：买卖类型【买盘、卖盘、中性盘】</text:p>
      <text:p text:style-name="Standard"/>
      <text:p text:style-name="Standard">示例：</text:p>
      <text:p text:style-name="Standard">[i]import gugu as gg[/i]</text:p>
      <text:p text:style-name="Standard">[i]obj = gg.StockData(code='600000')[/i] <text:s text:c="2"/># 创建股票交易对象</text:p>
      <text:p text:style-name="Standard">[i]data = obj.bigDeal(date='2019-03-11')[/i] <text:s text:c="2"/># 获取2019-03-11号大单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7"/>code <text:s/>name <text:s text:c="5"/>time <text:s/>price <text:s/>volume <text:s/>preprice type</text:p>
      <text:p text:style-name="Standard">0 <text:s text:c="3"/>600000 <text:s/>浦发银行 <text:s/>14:10:06 <text:s/>11.41 <text:s text:c="2"/>60500 <text:s text:c="4"/>11.41 <text:s text:c="2"/>卖盘</text:p>
      <text:p text:style-name="Standard">1 <text:s text:c="3"/>600000 <text:s/>浦发银行 <text:s/>14:09:24 <text:s/>11.41 <text:s text:c="2"/>53600 <text:s text:c="4"/>11.40 <text:s text:c="2"/>买盘</text:p>
      <text:p text:style-name="Standard">2 <text:s text:c="3"/>600000 <text:s/>浦发银行 <text:s/>14:08:03 <text:s/>11.40 <text:s text:c="2"/>45100 <text:s text:c="4"/>11.41 <text:s text:c="2"/>卖盘</text:p>
      <text:p text:style-name="Standard">3 <text:s text:c="3"/>600000 <text:s/>浦发银行 <text:s/>14:07:42 <text:s/>11.40 <text:s text:c="2"/>89000 <text:s text:c="4"/>11.40 <text:s text:c="2"/>卖盘</text:p>
      <text:p text:style-name="Standard">4 <text:s text:c="3"/>600000 <text:s/>浦发银行 <text:s/>14:07:33 <text:s/>11.41 <text:s text:c="2"/>61900 <text:s text:c="4"/>11.41 <text:s text:c="2"/>卖盘</text:p>
      <text:p text:style-name="Standard">5 <text:s text:c="3"/>600000 <text:s/>浦发银行 <text:s/>14:06:57 <text:s/>11.42 <text:s text:c="2"/>93400 <text:s text:c="4"/>11.43 <text:s text:c="2"/>卖盘</text:p>
      <text:p text:style-name="Standard">6 <text:s text:c="3"/>600000 <text:s/>浦发银行 <text:s/>14:06:54 <text:s/>11.43 <text:s/>130500 <text:s text:c="4"/>11.42 <text:s text:c="2"/>买盘</text:p>
      <text:p text:style-name="Standard">7 <text:s text:c="3"/>600000 <text:s/>浦发银行 <text:s/>14:05:09 <text:s/>11.43 <text:s text:c="2"/>50000 <text:s text:c="4"/>11.44 <text:s text:c="2"/>卖盘</text:p>
      <text:p text:style-name="Standard">8 <text:s text:c="3"/>600000 <text:s/>浦发银行 <text:s/>14:02:24 <text:s/>11.44 <text:s text:c="2"/>63800 <text:s text:c="4"/>11.44 <text:s text:c="2"/>卖盘</text:p>
      <text:p text:style-name="Standard">9 <text:s text:c="3"/>600000 <text:s/>浦发银行 <text:s/>13:56:33 <text:s/>11.46 <text:s text:c="2"/>41100 <text:s text:c="4"/>11.45 <text:s text:c="2"/>买盘</text:p>
      <text:p text:style-name="Standard">10 <text:s text:c="2"/>600000 <text:s/>浦发银行 <text:s/>13:54:45 <text:s/>11.46 <text:s text:c="2"/>89357 <text:s text:c="4"/>11.46 <text:s text:c="2"/>卖盘</text:p>
      <text:p text:style-name="Standard">11 <text:s text:c="2"/>600000 <text:s/>浦发银行 <text:s/>13:48:24 <text:s/>11.45 <text:s/>100900 <text:s text:c="4"/>11.44 <text:s text:c="2"/>买盘</text:p>
      <text:p text:style-name="Standard">12 <text:s text:c="2"/>600000 <text:s/>浦发银行 <text:s/>13:47:27 <text:s/>11.43 <text:s text:c="2"/>58559 <text:s text:c="4"/>11.43 <text:s text:c="2"/>卖盘</text:p>
      <text:p text:style-name="Standard">13 <text:s text:c="2"/>600000 <text:s/>浦发银行 <text:s/>13:40:18 <text:s/>11.42 <text:s text:c="2"/>54300 <text:s text:c="4"/>11.41 <text:s/>中性盘</text:p>
      <text:p text:style-name="Standard">14 <text:s text:c="2"/>600000 <text:s/>浦发银行 <text:s/>13:40:06 <text:s/>11.41 <text:s text:c="2"/>46200 <text:s text:c="4"/>11.42 <text:s text:c="2"/>卖盘</text:p>
      <text:p text:style-name="Standard">15 <text:s text:c="2"/>600000 <text:s/>浦发银行 <text:s/>13:39:48 <text:s/>11.42 <text:s/>202000 <text:s text:c="4"/>11.42 <text:s text:c="2"/>卖盘</text:p>
      <text:p text:style-name="Standard">16 <text:s text:c="2"/>600000 <text:s/>浦发银行 <text:s/>13:30:15 <text:s/>11.43 <text:s text:c="2"/>62700 <text:s text:c="4"/>11.43 <text:s text:c="2"/>卖盘</text:p>
      <text:p text:style-name="Standard"><text:soft-page-break/>17 <text:s text:c="2"/>600000 <text:s/>浦发银行 <text:s/>13:28:33 <text:s/>11.44 <text:s text:c="2"/>42300 <text:s text:c="4"/>11.44 <text:s text:c="2"/>卖盘</text:p>
      <text:p text:style-name="Standard">18 <text:s text:c="2"/>600000 <text:s/>浦发银行 <text:s/>13:28:06 <text:s/>11.45 <text:s text:c="2"/>44400 <text:s text:c="4"/>11.46 <text:s text:c="2"/>卖盘</text:p>
      <text:p text:style-name="Standard">19 <text:s text:c="2"/>600000 <text:s/>浦发银行 <text:s/>13:28:03 <text:s/>11.46 <text:s text:c="2"/>43600 <text:s text:c="4"/>11.45 <text:s text:c="2"/>买盘</text:p>
      <text:p text:style-name="Standard">20 <text:s text:c="2"/>600000 <text:s/>浦发银行 <text:s/>13:28:00 <text:s/>11.45 <text:s text:c="2"/>49600 <text:s text:c="4"/>11.46 <text:s text:c="2"/>卖盘</text:p>
      <text:p text:style-name="Standard">21 <text:s text:c="2"/>600000 <text:s/>浦发银行 <text:s/>13:27:51 <text:s/>11.45 <text:s text:c="2"/>65200 <text:s text:c="4"/>11.45 <text:s text:c="2"/>卖盘</text:p>
      <text:p text:style-name="Standard">22 <text:s text:c="2"/>600000 <text:s/>浦发银行 <text:s/>13:27:45 <text:s/>11.46 <text:s/>144220 <text:s text:c="4"/>11.46 <text:s text:c="2"/>卖盘</text:p>
      <text:p text:style-name="Standard">23 <text:s text:c="2"/>600000 <text:s/>浦发银行 <text:s/>13:27:36 <text:s/>11.46 <text:s text:c="2"/>43800 <text:s text:c="4"/>11.47 <text:s text:c="2"/>卖盘</text:p>
      <text:p text:style-name="Standard">24 <text:s text:c="2"/>600000 <text:s/>浦发银行 <text:s/>13:23:48 <text:s/>11.49 <text:s text:c="2"/>51200 <text:s text:c="4"/>11.48 <text:s text:c="2"/>买盘</text:p>
      <text:p text:style-name="Standard">25 <text:s text:c="2"/>600000 <text:s/>浦发银行 <text:s/>13:22:21 <text:s/>11.47 <text:s text:c="2"/>58670 <text:s text:c="4"/>11.47 <text:s text:c="2"/>卖盘</text:p>
      <text:p text:style-name="Standard">26 <text:s text:c="2"/>600000 <text:s/>浦发银行 <text:s/>13:15:57 <text:s/>11.48 <text:s text:c="2"/>48900 <text:s text:c="4"/>11.48 <text:s text:c="2"/>卖盘</text:p>
      <text:p text:style-name="Standard">27 <text:s text:c="2"/>600000 <text:s/>浦发银行 <text:s/>13:13:27 <text:s/>11.49 <text:s text:c="2"/>43300 <text:s text:c="4"/>11.48 <text:s text:c="2"/>买盘</text:p>
      <text:p text:style-name="Standard">28 <text:s text:c="2"/>600000 <text:s/>浦发银行 <text:s/>13:11:30 <text:s/>11.48 <text:s text:c="2"/>45100 <text:s text:c="4"/>11.49 <text:s text:c="2"/>卖盘</text:p>
      <text:p text:style-name="Standard">29 <text:s text:c="2"/>600000 <text:s/>浦发银行 <text:s/>13:07:36 <text:s/>11.49 <text:s text:c="2"/>69600 <text:s text:c="4"/>11.51 <text:s text:c="2"/>卖盘</text:p>
      <text:p text:style-name="Standard">.. <text:s text:c="5"/>... <text:s text:c="2"/>... <text:s text:c="6"/>... <text:s text:c="3"/>... <text:s text:c="4"/>... <text:s text:c="6"/>... <text:s/>...</text:p>
      <text:p text:style-name="Standard">134 <text:s/>600000 <text:s/>浦发银行 <text:s/>09:36:10 <text:s/>11.48 <text:s text:c="2"/>40300 <text:s text:c="4"/>11.46 <text:s text:c="2"/>买盘</text:p>
      <text:p text:style-name="Standard">135 <text:s/>600000 <text:s/>浦发银行 <text:s/>09:36:07 <text:s/>11.46 <text:s text:c="2"/>70400 <text:s text:c="4"/>11.47 <text:s text:c="2"/>卖盘</text:p>
      <text:p text:style-name="Standard">136 <text:s/>600000 <text:s/>浦发银行 <text:s/>09:36:04 <text:s/>11.47 <text:s text:c="2"/>80100 <text:s text:c="4"/>11.48 <text:s text:c="2"/>卖盘</text:p>
      <text:p text:style-name="Standard">137 <text:s/>600000 <text:s/>浦发银行 <text:s/>09:35:58 <text:s/>11.49 <text:s text:c="2"/>62500 <text:s text:c="4"/>11.50 <text:s text:c="2"/>卖盘</text:p>
      <text:p text:style-name="Standard">138 <text:s/>600000 <text:s/>浦发银行 <text:s/>09:35:52 <text:s/>11.51 <text:s text:c="2"/>68200 <text:s text:c="4"/>11.50 <text:s text:c="2"/>买盘</text:p>
      <text:p text:style-name="Standard">139 <text:s/>600000 <text:s/>浦发银行 <text:s/>09:35:34 <text:s/>11.50 <text:s text:c="2"/>43700 <text:s text:c="4"/>11.51 <text:s text:c="2"/>卖盘</text:p>
      <text:p text:style-name="Standard">140 <text:s/>600000 <text:s/>浦发银行 <text:s/>09:35:22 <text:s/>11.51 <text:s/>111900 <text:s text:c="4"/>11.52 <text:s text:c="2"/>卖盘</text:p>
      <text:p text:style-name="Standard">141 <text:s/>600000 <text:s/>浦发银行 <text:s/>09:34:58 <text:s/>11.54 <text:s text:c="2"/>50000 <text:s text:c="4"/>11.52 <text:s text:c="2"/>买盘</text:p>
      <text:p text:style-name="Standard">142 <text:s/>600000 <text:s/>浦发银行 <text:s/>09:34:34 <text:s/>11.54 <text:s text:c="2"/>69100 <text:s text:c="4"/>11.54 <text:s text:c="2"/>卖盘</text:p>
      <text:p text:style-name="Standard">143 <text:s/>600000 <text:s/>浦发银行 <text:s/>09:34:13 <text:s/>11.49 <text:s text:c="2"/>95616 <text:s text:c="4"/>11.49 <text:s text:c="2"/>买盘</text:p>
      <text:p text:style-name="Standard">144 <text:s/>600000 <text:s/>浦发银行 <text:s/>09:34:10 <text:s/>11.49 <text:s text:c="2"/>45300 <text:s text:c="4"/>11.49 <text:s text:c="2"/>买盘</text:p>
      <text:p text:style-name="Standard">145 <text:s/>600000 <text:s/>浦发银行 <text:s/>09:34:07 <text:s/>11.49 <text:s text:c="2"/>55000 <text:s text:c="4"/>11.48 <text:s text:c="2"/>买盘</text:p>
      <text:p text:style-name="Standard">146 <text:s/>600000 <text:s/>浦发银行 <text:s/>09:34:01 <text:s/>11.48 <text:s text:c="2"/>40500 <text:s text:c="4"/>11.48 <text:s text:c="2"/>买盘</text:p>
      <text:p text:style-name="Standard">147 <text:s/>600000 <text:s/>浦发银行 <text:s/>09:33:07 <text:s/>11.49 <text:s/>101200 <text:s text:c="4"/>11.47 <text:s text:c="2"/>买盘</text:p>
      <text:p text:style-name="Standard">148 <text:s/>600000 <text:s/>浦发银行 <text:s/>09:32:46 <text:s/>11.48 <text:s text:c="2"/>56600 <text:s text:c="4"/>11.46 <text:s text:c="2"/>买盘</text:p>
      <text:p text:style-name="Standard">149 <text:s/>600000 <text:s/>浦发银行 <text:s/>09:32:34 <text:s/>11.45 <text:s text:c="2"/>65300 <text:s text:c="4"/>11.47 <text:s text:c="2"/>卖盘</text:p>
      <text:p text:style-name="Standard">150 <text:s/>600000 <text:s/>浦发银行 <text:s/>09:32:31 <text:s/>11.47 <text:s/>113500 <text:s text:c="4"/>11.47 <text:s text:c="2"/>买盘</text:p>
      <text:p text:style-name="Standard">151 <text:s/>600000 <text:s/>浦发银行 <text:s/>09:32:28 <text:s/>11.47 <text:s text:c="2"/>56800 <text:s text:c="4"/>11.48 <text:s text:c="2"/>卖盘</text:p>
      <text:p text:style-name="Standard">152 <text:s/>600000 <text:s/>浦发银行 <text:s/>09:32:10 <text:s/>11.47 <text:s text:c="2"/>48500 <text:s text:c="4"/>11.49 <text:s text:c="2"/>卖盘</text:p>
      <text:p text:style-name="Standard">153 <text:s/>600000 <text:s/>浦发银行 <text:s/>09:31:49 <text:s/>11.49 <text:s text:c="2"/>58700 <text:s text:c="4"/>11.49 <text:s text:c="2"/>买盘</text:p>
      <text:p text:style-name="Standard">154 <text:s/>600000 <text:s/>浦发银行 <text:s/>09:31:34 <text:s/>11.53 <text:s text:c="2"/>44200 <text:s text:c="4"/>11.54 <text:s text:c="2"/>卖盘</text:p>
      <text:p text:style-name="Standard">155 <text:s/>600000 <text:s/>浦发银行 <text:s/>09:31:31 <text:s/>11.54 <text:s text:c="2"/>46000 <text:s text:c="4"/>11.54 <text:s text:c="2"/>卖盘</text:p>
      <text:p text:style-name="Standard">156 <text:s/>600000 <text:s/>浦发银行 <text:s/>09:31:10 <text:s/>11.54 <text:s text:c="2"/>50800 <text:s text:c="4"/>11.53 <text:s text:c="2"/>买盘</text:p>
      <text:p text:style-name="Standard">157 <text:s/>600000 <text:s/>浦发银行 <text:s/>09:30:34 <text:s/>11.50 <text:s text:c="2"/>50700 <text:s text:c="4"/>11.53 <text:s text:c="2"/>卖盘</text:p>
      <text:p text:style-name="Standard">158 <text:s/>600000 <text:s/>浦发银行 <text:s/>09:30:28 <text:s/>11.58 <text:s text:c="2"/>49100 <text:s text:c="4"/>11.51 <text:s text:c="2"/>买盘</text:p>
      <text:p text:style-name="Standard">159 <text:s/>600000 <text:s/>浦发银行 <text:s/>09:30:19 <text:s/>11.51 <text:s/>101200 <text:s text:c="4"/>11.49 <text:s text:c="2"/>卖盘</text:p>
      <text:p text:style-name="Standard">160 <text:s/>600000 <text:s/>浦发银行 <text:s/>09:30:13 <text:s/>11.49 <text:s text:c="2"/>58400 <text:s text:c="4"/>11.49 <text:s text:c="2"/>卖盘</text:p>
      <text:p text:style-name="Standard">161 <text:s/>600000 <text:s/>浦发银行 <text:s/>09:30:10 <text:s/>11.49 <text:s/>112900 <text:s text:c="4"/>11.45 <text:s text:c="2"/>买盘</text:p>
      <text:p text:style-name="Standard">162 <text:s/>600000 <text:s/>浦发银行 <text:s/>09:30:04 <text:s/>11.49 <text:s text:c="2"/>81542 <text:s text:c="4"/>11.45 <text:s text:c="2"/>买盘</text:p>
      <text:p text:style-name="Standard">163 <text:s/>600000 <text:s/>浦发银行 <text:s/>09:25:00 <text:s/>11.44 <text:s/>293191 <text:s text:c="5"/>0.00 <text:s text:c="2"/>买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33:49.500389133</meta:creation-date>
    <dc:date>2019-03-20T12:34:22.012741836</dc:date>
    <meta:editing-duration>PT36S</meta:editing-duration>
    <meta:editing-cycles>1</meta:editing-cycles>
    <meta:document-statistic meta:table-count="0" meta:image-count="0" meta:object-count="0" meta:page-count="9" meta:paragraph-count="421" meta:word-count="3993" meta:character-count="19048" meta:non-whitespace-character-count="13375"/>
    <meta:generator>LibreOffice/6.0.6.2$Linux_X86_64 LibreOffice_project/00m0$Build-2</meta:generator>
  </office:meta>
</office:document-meta>
</file>